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5.</text:h>
      <text:h text:style-name="Heading_20_2" text:outline-level="2">Mátrix fogalma, műveletek, determináns, rang. Speciális mátrixok, inverz. Mátrix, mint lineáris transzformáció. Sajátérték, sajátvektor.</text:h>
      <text:h text:style-name="P2" text:outline-level="2"/>
      <text:h text:style-name="P3" text:outline-level="2">A problémaredukciós reprezentáció és az ÉS/VAGY gráfok. Ismeretreprezentációs technikák, bizonytalanság-kezelés (fuzzy logika). A rezolúciós kalkulus. A logikai program és az SLD rezolúció. A logikai programozás alapvető módszerei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8:08:49.648819225</meta:creation-date>
    <dc:date>2020-02-19T08:10:46.330014586</dc:date>
    <meta:editing-duration>PT1M57S</meta:editing-duration>
    <meta:editing-cycles>1</meta:editing-cycles>
    <meta:document-statistic meta:table-count="0" meta:image-count="0" meta:object-count="0" meta:page-count="2" meta:paragraph-count="3" meta:word-count="42" meta:character-count="369" meta:non-whitespace-character-count="330"/>
    <meta:generator>LibreOffice/6.0.7.3$Linux_X86_64 LibreOffice_project/00m0$Build-3</meta:generator>
  </office:meta>
</office:document-meta>
</file>